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389cm" fo:margin-left="-0.783cm" table:align="left"/>
    </style:style>
    <style:style style:name="Table1.A" style:family="table-column">
      <style:table-column-properties style:column-width="2.043cm"/>
    </style:style>
    <style:style style:name="Table1.I" style:family="table-column">
      <style:table-column-properties style:column-width="2.048cm"/>
    </style:style>
    <style:style style:name="Table1.1" style:family="table-row">
      <style:table-row-properties style:row-height="0.6cm" fo:keep-together="always"/>
    </style:style>
    <style:style style:name="Table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I2" style:family="table-cell">
      <style:table-cell-properties style:vertical-align="middle" fo:padding="0.097cm" fo:border="0.05pt solid #000000"/>
    </style:style>
    <style:style style:name="Table1.3" style:family="table-row">
      <style:table-row-properties fo:keep-together="always"/>
    </style:style>
    <style:style style:name="Table1.A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fo:keep-together="always"/>
    </style:style>
    <style:style style:name="Table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5" style:family="table-row">
      <style:table-row-properties fo:keep-together="always"/>
    </style:style>
    <style:style style:name="P1" style:family="paragraph" style:parent-style-name="Header">
      <style:paragraph-properties fo:text-align="center" style:justify-single-word="false"/>
      <style:text-properties style:font-name="Liberation Serif" fo:font-size="13pt" fo:font-weight="bold" officeooo:rsid="00adcd69" officeooo:paragraph-rsid="01208392" style:font-size-asian="13pt" style:font-weight-asian="bold" style:font-size-complex="13pt" style:font-weight-complex="bold"/>
    </style:style>
    <style:style style:name="P2" style:family="paragraph" style:parent-style-name="Header">
      <style:paragraph-properties fo:text-align="center" style:justify-single-word="false"/>
      <style:text-properties style:font-name="Liberation Serif" fo:font-size="11pt" fo:font-weight="bold" officeooo:rsid="00adcd69" officeooo:paragraph-rsid="01210696" style:font-size-asian="11pt" style:font-weight-asian="bold" style:font-size-complex="11pt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Liberation Serif" fo:font-size="10pt" fo:font-weight="bold" officeooo:rsid="0115ccb2" officeooo:paragraph-rsid="0115ccb2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Liberation Serif" fo:font-size="7pt" fo:font-weight="bold" officeooo:paragraph-rsid="010917f9" style:font-size-asian="7pt" style:font-weight-asian="bold" style:font-size-complex="7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0pt" fo:font-weight="bold" officeooo:rsid="011a5e8b" officeooo:paragraph-rsid="011a5e8b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0pt" fo:font-weight="bold" officeooo:rsid="011a5e8b" officeooo:paragraph-rsid="011a5e8b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0pt" fo:font-weight="normal" officeooo:rsid="011a5e8b" officeooo:paragraph-rsid="011a5e8b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0pt" fo:font-weight="normal" officeooo:rsid="001f7fdc" officeooo:paragraph-rsid="00a8d5a6" style:font-size-asian="10pt" style:font-weight-asian="normal" style:font-size-complex="10pt" style:font-weight-complex="normal"/>
    </style:style>
    <style:style style:name="P11" style:family="paragraph" style:parent-style-name="Table_20_Contents" style:list-style-name="">
      <style:paragraph-properties fo:text-align="end" style:justify-single-word="false"/>
      <style:text-properties style:font-name="Arial" fo:font-size="10pt" fo:font-weight="bold" officeooo:rsid="004617a3" officeooo:paragraph-rsid="00a8d5a6" style:font-size-asian="10pt" style:font-weight-asian="bold" style:font-size-complex="10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155c8a7" style:font-size-asian="16pt" style:font-size-complex="16pt"/>
    </style:style>
    <style:style style:name="T4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officeooo:rsid="00e68346" style:font-size-asian="9pt" style:font-style-asian="normal" style:font-size-complex="9pt" style:text-emphasize="none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8"/>
        <table:table-column table:style-name="Table1.I"/>
        <table:table-header-rows>
          <table:table-row table:style-name="Table1.1">
            <table:table-cell table:style-name="Table1.A1" table:number-columns-spanned="9" office:value-type="string">
              <text:h text:style-name="P11" text:outline-level="2"><text:span text:style-name="Source_20_Text"><text:span text:style-name="T4">Page </text:span></text:span><text:span text:style-name="Source_20_Text"><text:span text:style-name="T4"><text:page-number text:select-page="current">1</text:page-number></text:span></text:span><text:span text:style-name="Source_20_Text"><text:span text:style-name="T4"> of </text:span></text:span><text:span text:style-name="Source_20_Text"><text:span text:style-name="T4"><text:page-count>1</text:page-count></text:span></text:span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7">Name</text:p>
            </table:table-cell>
            <table:table-cell table:style-name="Table1.A2" office:value-type="string">
              <text:p text:style-name="P7">Type</text:p>
            </table:table-cell>
            <table:table-cell table:style-name="Table1.A2" office:value-type="string">
              <text:p text:style-name="P7">Validity Duration</text:p>
            </table:table-cell>
            <table:table-cell table:style-name="Table1.A2" office:value-type="string">
              <text:p text:style-name="P7">Validity Date</text:p>
            </table:table-cell>
            <table:table-cell table:style-name="Table1.A2" office:value-type="string">
              <text:p text:style-name="P7">Proactive Visit</text:p>
            </table:table-cell>
            <table:table-cell table:style-name="Table1.A2" office:value-type="string">
              <text:p text:style-name="P7">Installation Visit</text:p>
            </table:table-cell>
            <table:table-cell table:style-name="Table1.A2" office:value-type="string">
              <text:p text:style-name="P7">Due Days</text:p>
              <text:p text:style-name="P7">Installation</text:p>
            </table:table-cell>
            <table:table-cell table:style-name="Table1.A2" office:value-type="string">
              <text:p text:style-name="P7">Free Visit</text:p>
            </table:table-cell>
            <table:table-cell table:style-name="Table1.I2" office:value-type="string">
              <text:p text:style-name="P7">Frequency Of Visit</text:p>
            </table:table-cell>
          </table:table-row>
        </table:table-header-rows>
        <table:table-row table:style-name="Table1.3">
          <table:table-cell table:style-name="Table1.A3" table:number-columns-spanned="9" office:value-type="string">
            <text:p text:style-name="P8"><text:text-input text:description="&lt;for each=&quot;line in get_val_recs(o)&quot;&gt;">For Move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office:value-type="string">
            <text:p text:style-name="P9"><text:text-input text:description="&lt;line['name']&gt;">Name</text:text-input></text:p>
          </table:table-cell>
          <table:table-cell table:style-name="Table1.A4" office:value-type="string">
            <text:p text:style-name="P10"><text:text-input text:description="&lt;line['type']&gt;">Type</text:text-input></text:p>
          </table:table-cell>
          <table:table-cell table:style-name="Table1.A4" office:value-type="string">
            <text:p text:style-name="P10"><text:text-input text:description="&lt;line['val_duration']&gt;">Val Duration</text:text-input></text:p>
          </table:table-cell>
          <table:table-cell table:style-name="Table1.A4" office:value-type="string">
            <text:p text:style-name="P10"><text:text-input text:description="&lt;formatLang(line['val_duration_date'],date=True)&gt;">Val Dur Date</text:text-input></text:p>
          </table:table-cell>
          <table:table-cell table:style-name="Table1.A4" office:value-type="string">
            <text:p text:style-name="P10"><text:text-input text:description="&lt;line['proc_visit']&gt;">Proc Visit</text:text-input></text:p>
          </table:table-cell>
          <table:table-cell table:style-name="Table1.A4" office:value-type="string">
            <text:p text:style-name="P10"><text:text-input text:description="&lt;line['ins_visit']&gt;">Install Visit</text:text-input></text:p>
          </table:table-cell>
          <table:table-cell table:style-name="Table1.A4" office:value-type="string">
            <text:p text:style-name="P10"><text:text-input text:description="&lt;line['due_days_ins']&gt;">Due days</text:text-input></text:p>
          </table:table-cell>
          <table:table-cell table:style-name="Table1.A4" office:value-type="string">
            <text:p text:style-name="P10"><text:text-input text:description="&lt;line['free_visit']&gt;">Free visit</text:text-input></text:p>
          </table:table-cell>
          <table:table-cell table:style-name="Table1.A3" office:value-type="string">
            <text:p text:style-name="P10"><text:text-input text:description="&lt;line['fre_proc_visit']&gt;">Free proc visit</text:text-input></text:p>
          </table:table-cell>
        </table:table-row>
        <table:table-row table:style-name="Table1.5">
          <table:table-cell table:style-name="Table1.A3" table:number-columns-spanned="9" office:value-type="string">
            <text:p text:style-name="P8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>Printed on <text:date style:data-style-name="N79" text:date-value="2017-03-06T13:40:23.927178676">Monday, March 6, 2017</text:date> at <text:time style:data-style-name="N42" text:time-value="2017-03-06T13:40:23.927303776">11:26 AM</text:ti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erif" fo:font-size="13pt" fo:font-weight="bold" officeooo:rsid="00adcd69" officeooo:paragraph-rsid="01208392" style:font-size-asian="13pt" style:font-weight-asian="bold" style:font-size-complex="13pt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Liberation Serif" fo:font-size="11pt" fo:font-weight="bold" officeooo:rsid="00adcd69" officeooo:paragraph-rsid="01210696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Liberation Serif" fo:font-size="10pt" fo:font-weight="bold" officeooo:rsid="0115ccb2" officeooo:paragraph-rsid="0115ccb2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MT1" style:family="text">
      <style:text-properties fo:font-size="18pt" style:font-size-asian="18pt" style:font-size-complex="18pt"/>
    </style:style>
    <style:style style:name="MT2" style:family="text">
      <style:text-properties fo:font-size="16pt" officeooo:rsid="0155c8a7" style:font-size-asian="16pt" style:font-size-complex="16pt"/>
    </style:style>
    <style:style style:name="MT3" style:family="text">
      <style:text-properties fo:font-size="16pt" style:font-size-asian="16pt" style:font-size-complex="16pt"/>
    </style:style>
    <style:page-layout style:name="Mpm1">
      <style:page-layout-properties fo:page-width="21.001cm" fo:page-height="29.7cm" style:num-format="1" style:print-orientation="portrait" fo:margin-top="0.762cm" fo:margin-bottom="2cm" fo:margin-left="2.499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51cm" fo:margin-left="0cm" fo:margin-right="0cm" fo:margin-bottom="0.5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 </text:p>
        <text:p text:style-name="MP2"><text:s/><text:text-input text:description="&lt;company_address(o)&gt;">Company Address</text:text-input></text:p>
        <text:p text:style-name="MP3"><text:span text:style-name="MT2">M</text:span><text:span text:style-name="MT3">aster Contract Report</text:span></text:p>
        <text:p text:style-name="MP4"/>
        <text:p text:style-name="MP5"/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2-22T20:57:12.066690143</meta:creation-date>
    <dc:date>2017-03-06T13:40:23.841057969</dc:date>
    <meta:editing-duration>PT16H37M27S</meta:editing-duration>
    <meta:editing-cycles>287</meta:editing-cycles>
    <meta:generator>LibreOffice/4.2.8.2$Linux_X86_64 LibreOffice_project/420m0$Build-2</meta:generator>
    <meta:document-statistic meta:table-count="1" meta:image-count="0" meta:object-count="0" meta:page-count="1" meta:paragraph-count="26" meta:word-count="87" meta:character-count="360" meta:non-whitespace-character-count="323"/>
  </office:meta>
</office:document-meta>
</file>